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ay the safekeeping of data is often attributed as a responsibility of few rather than a responsibility of us all. Many of us expect our data to be safe when we give it to a party requesting it, such as a bank, a social networking website, or any other organization to which we may be required to provide data in exchange for its service. Few do however see this as their own responsibility to the extent that it may be, and even if data is perceived secure in storage, the majority of users do not see the need to secure data in transmission unless this is required by the requesting party. </text:p>
      <text:p text:style-name="P1">This paper will seek to see how secure data really is unless an encryption method is used for transmission, and what can be done about it. What methods of securing data being transmitted are available, and why are they not more commonly used? Is there a big trade-off in the speed of which data will be transmitted, or a complicated factor in using these methods? What are the gains contra the losses in securing data transmission and how much usability will have to be sacrificed to secure transmitted data?</text:p>
      <text:p text:style-name="P1"/>
      <text:p text:style-name="P1">There are many different techniques that can be used to secure data transmission, and more often than not different alternatives to each technique, but most of them build upon the idea of encryption. I'm going to analyze a few different available protocols used for this purpose, to find out how much difference they really make, and what one has to lose by utilizing them. </text:p>
      <text:p text:style-name="P1"/>
      <text:p text:style-name="P1">The most commonly used methods are VPN, <text:span text:style-name="T1">Virtual Private Network</text:span><text:span text:style-name="T2">, which</text:span> is a concept with multiple protocol alternatives; <text:span text:style-name="T2">TOR, or </text:span><text:span text:style-name="T1">The Onion Router</text:span><text:span text:style-name="T2">, which is a network relying on a big amount of computers through which data will be passing encrypted before reaching its destination; and SSL</text:span><text:span text:style-name="T1">, Secure Socket Layer, </text:span><text:span text:style-name="T2">which is an additional level of encryption using certificate authentication to provide a more secure connection between a client and a server.</text:span></text:p>
      <text:p text:style-name="P1"><text:span text:style-name="T2"/></text:p>
      <text:p text:style-name="P1"><text:span text:style-name="T2">All of these alternatives rely on the way we transmit data over the internet today, with a suite of protocols called TCP/IP. TCP/IP contains four layers, and every protocol used with TCP/IP operates within one of these layers. Each of the four layers has its own responsibility, and it is in the second layer from the top called the </text:span><text:span text:style-name="T1">transport layer</text:span><text:span text:style-name="T2"> that encryption protocols such as SSL (and it's successor TLS) are supposed to work with by providing asymmetric encryption from the application layer to the transport layer. </text:span></text:p>
      <text:p text:style-name="P1"><text:span text:style-name="T2"/></text:p>
      <text:p text:style-name="P1"><text:span text:style-name="T2">Because it is the responsibility of encryption protocols to provide encryption, this means that if no encryption protocol is used as by default, no encryption will be provided. This means that messages sent over the internet are sent in </text:span><text:span text:style-name="T1">cleartext </text:span><text:span text:style-name="T2">by default, and can be easily picked up and read. </text:span></text:p>
      <text:p text:style-name="P1"><text:span text:style-name="T2"/></text:p>
      <text:p text:style-name="P1"><text:span text:style-name="T2">VPN</text:span></text:p>
      <text:p text:style-name="P1"><text:span text:style-name="T2">VPN stands for </text:span><text:span text:style-name="T1">Virtual Private Network</text:span><text:span text:style-name="T2">, and as the name implies it establishes a private network between clients and the server, which allows the server to act as a gateway through which all data to and from the clients will pass, much like your modem and router would normally act on a local network – but the connection between the client and the server usually occurs over the internet, using an encrypted tunnel. </text:span></text:p>
      <text:p text:style-name="P1"><text:span text:style-name="T2">This means that for a website or a server a client is connected to, the traffic will seem to originate from the VPN server, which acts as an intermediate between the source and the destination, provided a layer of anonymity and security at the same time, as the source is never visible to the destination server, and the data sent between the client and the VPN server is encrypted. </text:span></text:p>
      <text:p text:style-name="P1"><text:span text:style-name="T2">There are multiple different protocols available for VPN connections - such as IPSec, PPTP, and Open VPN to name a few - but Open VPN is the one I will focus on in this paper.</text:span></text:p>
      <text:p text:style-name="P1"><text:span text:style-name="T2">The way Open VPN works is by creating an encrypted tunnel (usually a UDP tunnel, but it can also run over TCP). Using OpenVPN, a stream of encrypted UDP packets are sent between the client and server containing the data, using OpenSSL for encryption and relying either on certificates through a custom SSL/TLS implementation, or a pre-shared static key; meaning that data transmitted when using OpenVPN is encapsulated and encrypted inside a tunnel of packets until it reaches the VPN server.</text:span></text:p>
      <text:p text:style-name="P1"><text:span text:style-name="T2"/></text:p>
      <text:p text:style-name="P1"><text:span text:style-name="T2">Performing a speed test to [INSERT SERVER] reports a [PERCENTAGE] difference in download speed and [PERCENTAGE] difference in download speed as compared to the reported speed to the same server without a VPN connection.</text:span></text:p>
      <text:p text:style-name="P1"><text:soft-page-break/><text:span text:style-name="T2"/></text:p>
      <text:p text:style-name="P1"><text:span text:style-name="T2">TOR</text:span></text:p>
      <text:p text:style-name="P1">'<text:span text:style-name="T1">The Onion Router</text:span>', or TOR, is a distributed overlay network which aims to anonymize and encrypt online traffic. It does this by layering every packet in multiple layers of encryption, and then selecting a random route through its network of relays through which data will pass between the source and destination. The <text:span text:style-name="T1">onion</text:span><text:span text:style-name="T2"> in its name is a reference to the way data is encrypted, which is much like an onion with the data in the middle surrounded by several layers of encryption. The encryption TOR uses is based on a stream cipher - 128</text:span>-bit AES in counter-mode, the Diffie-Hellman protocol, a public key cipher based on 1024-bit RSA, and a hash function: SHA1.</text:p>
      <text:p text:style-name="P1"/>
      <text:p text:style-name="P1">The first thing that happens when data is sent over TOR is that a random path is chosen, and the </text:p>
      <text:p text:style-name="P1">data will be layered in the same amount of layers of encryption as the amount of nodes in this path. </text:p>
      <text:p text:style-name="P1">Each node in the path then decrypts the top layer, until it reaches the final node in the </text:p>
      <text:p text:style-name="P1">path called the <text:span text:style-name="T1">exit node</text:span>, where the last layer of encryption is decrypted, and it then </text:p>
      <text:p text:style-name="P1">reaches it destination.</text:p>
      <text:p text:style-name="P1">Each node in the path only knows the previous node from which the data came, and which node is the next one in its path, but no node knows the whole path.</text:p>
      <text:p text:style-name="P1"/>
      <text:p text:style-name="P1">SSL/TLS</text:p>
      <text:p text:style-name="P1"/>
      <text:p text:style-name="P1">Because establishing host to host communication is one of the things that the transport </text:p>
      <text:p text:style-name="P1">layer is responsible for, it's important to mention that this is where encryption protocols </text:p>
      <text:p text:style-name="P1">such as SSL/TLS resides: Because if the security checks are not passed, connection will </text:p>
      <text:p text:style-name="P1">not be established between the hosts.</text:p>
      <text:p text:style-name="P1"><text:tab/>The SSL/TLS procedure consists of two steps, the first one being authentication and the second </text:p>
      <text:p text:style-name="P1">one being encryption. Because SSL/TLS is based on the idea of using certificates, both </text:p>
      <text:p text:style-name="P1">sides have to prove their identity to one another by showing their digitally signed </text:p>
      <text:p text:style-name="P1">certificates and validating these with the certificate authority before the authentication </text:p>
      <text:p text:style-name="P1">process is complete. Because SSL/TLS resides in the <text:span text:style-name="T1">transport protocol, </text:span><text:span text:style-name="T2">which is responsible for establishing the connection,</text:span> a connection will not be established if the security checks are not passed. </text:p>
      <text:p text:style-name="P1"><text:tab/>During the next phase, this protocol makes use of two keys – a public and a private one. The public key is used to encrypt, whereas the private key is used to decrypt. Both clients share </text:p>
      <text:p text:style-name="P1">their public key with one another, and use their private keys to decrypt the data received </text:p>
      <text:p text:style-name="P1">once transmission has begun. In contrast to SSL/TLS, regular SSL only requires one side (the server) to verify its identity.</text:p>
      <text:p text:style-name="P1"><text:tab/>Because SSL/TLS does not require data to take a different route between the source destination, there is usually no noticeable speed difference, but it is up to the server if it allows SSL connections.</text:p>
      <text:p text:style-name="P1"/>
      <text:p text:style-name="P1">Conclusion</text:p>
      <text:p text:style-name="P1">Good VPN connections are rarely free to use, which means that to get a stable and fast VPN connection, one usually has to pay for it. In return, difference in connection speed when using a VPN connection is not very noticeable, and many VPN providers provide specially crafted clients to make it very easy to set it up. TOR however is completely free of charge, but comes with a very noticeable difference in connection speed as a result of the many relays data has to pass through between source and destination. These two alternatives can be used together with SSL to provide end-to-end encryption; because with TOR data is only encrypted to and from the exit node, and with a VPN connection data is only encrypted to and from the VPN server. This leaves a gap in the final part of the route, which can be filled by using SSL to make sure data is encrypted all the way to it's destination.</text:p>
      <text:p text:style-name="P1"/>
      <text:p text:style-name="P1">[INSERT SECTION ABOUT ENCRYPTION COMPARISON BETWEEN OPENVPN AND 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8T20:39:17</meta:creation-date>
    <dc:date>2012-10-28T22:19:04</dc:date>
    <meta:editing-duration>PT53M16S</meta:editing-duration>
    <meta:editing-cycles>3</meta:editing-cycles>
    <meta:generator>LibreOffice/3.5$Linux_X86_64 LibreOffice_project/350m1$Build-2</meta:generator>
    <meta:document-statistic meta:table-count="0" meta:image-count="0" meta:object-count="0" meta:page-count="2" meta:paragraph-count="37" meta:word-count="1402" meta:character-count="8103" meta:non-whitespace-character-count="6715"/>
  </office:meta>
</office:document-meta>
</file>